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scrBook_scrBody"><text:span text:style-name="scrBookName_scrBook_scrBody">Matthew </text:span></text:p>
        <text:p text:style-name="TitleMain_scrBook_scrBody"><text:span text:style-name="span_TitleMain_scrBook_scrBody">Gutnius Matyu i raitim</text:span></text:p>
        <text:p text:style-name="IntroSectionHead_scrIntroSection_scrBook_scrBody"><text:span text:style-name="span_IntroSectionHead_scrIntroSection_scrBook_scrBody">Tok i go pas</text:span></text:p>
        <text:p text:style-name="IntroParagraph_scrIntroSection_scrBook_scrBody"><text:span text:style-name="span_IntroParagraph_scrIntroSection_scrBook_scrBody">Gutnius Matyu i raitim em i namba wan bilong ol 4-pela buk i stori long ol samting i bin kamap long Jisas long taim em i stap long graun. Dispela buk i mustori pastaim long ol samting i bin kamap long taim Maria i karim Jisas, na em i stori i go inap long taim ol i kilim Jisas i dai, na em i kirap bek long matmat, na em i lusim ol lain bilong en na i go antap long heven. Wanpela bikpela samting Matyu i laik soim, em i olsem, Jisas em inapim tru ol promis God i bin mekim bipo na ol i bin raitim long ol buk i stap long Olpela Kontrak o Olpela Testamen. </text:span></text:p>
        <text:p text:style-name="ChapterHead_scrSection_scrBook_scrBody"><text:span text:style-name="span_ChapterHead_scrSection_scrBook_scrBody">Jisas i kamap long graun</text:span></text:p>
        <text:p text:style-name="SectionHead_scrSection_scrBook_scrBody"><text:span text:style-name="span_SectionHead_scrSection_scrBook_scrBody">Nem bilong ol lain tumbuna bilong Jisas Krais</text:span></text:p>
        <text:p text:style-name="ChapterNumber1"><text:span text:style-name="ChapterNumber_Paragraph1_scrSection_scrBook_scrBody">1</text:span><text:span text:style-name="ChapterNumber_.tpi"><text:variable-set text:name="Left_Guideword_L" text:display="none" text:formula="ooow: Matthew 1" office:value-type="string" office:string-value="Matthew 1"/></text:span><text:span text:style-name="ChapterNumber_.tpi"><text:variable-set text:name="Right_Guideword_R" text:display="none" text:formula="ooow: Matthew 1" office:value-type="string" office:string-value="Matthew 1"/></text:span><text:span/><text:span text:style-name="span_Paragraph1_scrSection_scrBook_scrBody"><text:span text:style-name="VerseNumber1_Paragraph1_scrSection_scrBook_scrBody"> 1 </text:span>Dispela †  em i tok long ol lain tumbuna bilong Jisas Krais. Jisas em i bilong lain bilong Devit na Devit em i bilong lain bilong Abraham. replace text here</text:span></text:p>
        <text:p text:style-name="SectionHead_scrSection_scrSection_scrBook_scrBody"><text:span text:style-name="span_SectionHead_scrSection_scrSection_scrBook_scrBody">Josep wantaim meri na pikinini i go long Isip</text:span></text:p>
        <text:p text:style-name="Paragraph_scrSection_scrSection_scrBook_scrBody"><text:span text:style-name="span_Paragraph_scrSection_scrSection_scrBook_scrBody"><text:span text:style-name="VerseNumber_Paragraph_scrSection_scrSection_scrBook_scrBody"> 13 </text:span>Ol saveman i go pinis, na ensel bilong Bikpela i kamap long Josep long driman. Ensel i tok olsem, “Yu kirap na kisim pikinini wantaim mama bilong en, na yu ranawe i go long Isip.</text:span><text:span text:style-name="span_Paragraph_scrSection_scrSection_scrBook_scrBody"><text:reference-ref text:reference-format="text" text:ref-name="f06c1ac15-935c-4ff4-99f9-257a5372c48a">c</text:reference-ref></text:span><text:span text:style-name="span_Paragraph_scrSection_scrSection_scrBook_scrBody"> Na yu mas i stap long Isip inap long taim mi givim tok gen long yu, long wanem, Herot i laik painim pikinini na kilim em i dai.” </text:span><text:span text:style-name="span_Paragraph_scrSection_scrSection_scrBook_scrBody"><text:span text:style-name="VerseNumber_Paragraph_scrSection_scrSection_scrBook_scrBody">14 </text:span>Orait Josep i kirap na i kisim pikinini wantaim mama bilong en long nait yet, na em i bringim ol i go long Isip. </text:span><text:span text:style-name="span_Paragraph_scrSection_scrSection_scrBook_scrBody"><text:span text:style-name="VerseNumber_Paragraph_scrSection_scrSection_scrBook_scrBody">15 </text:span>Na †  Josep i stap long Isip inap long Herot i dai pinis. Dispela samting i kamap bilong inapim wanpela tok Bikpela i bin mekim long maus bilong profet. Em i bin tok olsem, “Pikinini man bilong mi em i stap long Isip, na mi singautim em long lusim Isip na em i kam.”</text:span></text:p>
        <text:p text:style-name="NoteGeneralParagraph_scrSection_scrSection_scrBook_scrBody"/>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scrBook_scrBody" style:family="paragraph" style:parent-style-name="scrBody"/>
    <style:style xmlns:style="urn:oasis:names:tc:opendocument:xmlns:style:1.0" style:name="scrBookName_scrBook_scrBody" style:family="text" style:parent-style-name="scrBook_scrBody">
      <style:text-properties text:display="none" fo:font-family="Times New Roman" style:font-name-complex="Times New Roman" fo:language="en" fo:country="US"/>
    </style:style>
    <style:style xmlns:style="urn:oasis:names:tc:opendocument:xmlns:style:1.0" style:name="TitleMain_scrBook_scrBody" style:family="paragraph" style:parent-style-name="scrBook_scrBody">
      <style:paragraph-properties fo:text-align="center" fo:text-indent="0pt" fo:margin-left="0pt" fo:padding-bottom="12pt" fo:border-bottom="0.5pt solid #ffffff" fo:border-top="0.5pt solid #ffffff" fo:border-left="0.5pt solid #ffffff" fo:border-right="0.5pt solid #ffffff" fo:padding-top="36pt"/>
      <style:text-properties fo:font-size="18pt" style:font-size-complex="18pt" fo:font-weight="700" style:font-weight-complex="700" fo:font-style="normal"/>
    </style:style>
    <style:style xmlns:style="urn:oasis:names:tc:opendocument:xmlns:style:1.0" style:name="span_TitleMain_scrBook_scrBody" style:family="text" style:parent-style-name="TitleMain_scrBook_scrBody">
      <style:text-properties fo:language="none" fo:country="none"/>
    </style:style>
    <style:style xmlns:style="urn:oasis:names:tc:opendocument:xmlns:style:1.0" style:name="scrIntroSection_scrBook_scrBody" style:family="paragraph" style:parent-style-name="scrBook_scrBody">
      <style:paragraph-properties fo:text-align="left"/>
    </style:style>
    <style:style xmlns:style="urn:oasis:names:tc:opendocument:xmlns:style:1.0" style:name="IntroSectionHead_scrIntroSection_scrBook_scrBody" style:family="paragraph" style:parent-style-name="scrIntroSection_scrBook_scrBody">
      <style:paragraph-properties fo:text-align="left" fo:text-indent="0pt" fo:margin-left="0pt" fo:margin-top="3pt" fo:margin-bottom="3pt"/>
      <style:text-properties fo:font-weight="700" style:font-weight-complex="700" fo:font-style="normal"/>
    </style:style>
    <style:style xmlns:style="urn:oasis:names:tc:opendocument:xmlns:style:1.0" style:name="span_IntroSectionHead_scrIntroSection_scrBook_scrBody" style:family="text" style:parent-style-name="IntroSectionHead_scrIntroSection_scrBook_scrBody">
      <style:text-properties fo:language="none" fo:country="none"/>
    </style:style>
    <style:style xmlns:style="urn:oasis:names:tc:opendocument:xmlns:style:1.0" style:name="IntroParagraph_scrIntroSection_scrBook_scrBody" style:family="paragraph" style:parent-style-name="scrIntroSection_scrBook_scrBody">
      <style:paragraph-properties fo:text-indent="14.4pt" fo:margin-left="0pt"/>
    </style:style>
    <style:style xmlns:style="urn:oasis:names:tc:opendocument:xmlns:style:1.0" style:name="span_IntroParagraph_scrIntroSection_scrBook_scrBody" style:family="text" style:parent-style-name="IntroParagraph_scrIntroSection_scrBook_scrBody">
      <style:text-properties fo:language="none" fo:country="none"/>
    </style:style>
    <style:style xmlns:style="urn:oasis:names:tc:opendocument:xmlns:style:1.0" style:name="scrSection_scrBook_scrBody" style:family="paragraph" style:parent-style-name="scrBook_scrBody">
      <style:paragraph-properties fo:text-align="left"/>
    </style:style>
    <style:style xmlns:style="urn:oasis:names:tc:opendocument:xmlns:style:1.0" style:name="ChapterHead_scrSection_scrBook_scrBody" style:family="paragraph" style:parent-style-name="scrSection_scrBook_scrBody">
      <style:paragraph-properties fo:padding-top="21pt" fo:border-bottom="0.5pt solid #ffffff" fo:border-top="0.5pt solid #ffffff" fo:border-left="0.5pt solid #ffffff" fo:border-right="0.5pt solid #ffffff" fo:padding-bottom="21pt"/>
    </style:style>
    <style:style xmlns:style="urn:oasis:names:tc:opendocument:xmlns:style:1.0" style:name="span_ChapterHead_scrSection_scrBook_scrBody" style:family="text" style:parent-style-name="ChapterHead_scrSection_scrBook_scrBody">
      <style:text-properties fo:language="none" fo:country="none"/>
    </style:style>
    <style:style xmlns:style="urn:oasis:names:tc:opendocument:xmlns:style:1.0" style:name="SectionHead_scrSection_scrBook_scrBody" style:family="paragraph" style:parent-style-name="scrSection_scrBook_scrBody">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weight="700" style:font-weight-complex="700" fo:font-style="normal"/>
    </style:style>
    <style:style xmlns:style="urn:oasis:names:tc:opendocument:xmlns:style:1.0" style:name="span_SectionHead_scrSection_scrBook_scrBody" style:family="text" style:parent-style-name="SectionHead_scrSection_scrBook_scrBody">
      <style:text-properties fo:language="none" fo:country="none"/>
    </style:style>
    <style:style xmlns:style="urn:oasis:names:tc:opendocument:xmlns:style:1.0" style:name="Paragraph1_scrSection_scrBook_scrBody" style:family="paragraph" style:parent-style-name="scrSection_scrBook_scrBody">
      <style:paragraph-properties fo:margin-left="0pt"/>
    </style:style>
    <style:style xmlns:style="urn:oasis:names:tc:opendocument:xmlns:style:1.0" style:name="ChapterNumber_Paragraph1_scrSection_scrBook_scrBody" style:family="text" style:parent-style-name="Paragraph1_scrSection_scrBook_scrBody">
      <style:text-properties fo:font-weight="700" style:font-weight-complex="700" fo:language="none" fo:country="none"/>
    </style:style>
    <style:style xmlns:style="urn:oasis:names:tc:opendocument:xmlns:style:1.0" style:name="VerseNumber1_Paragraph1_scrSection_scrBook_scrBody" style:family="text" style:parent-style-name="Paragraph1_scrSection_scrBook_scrBody">
      <style:text-properties text:display="none" fo:language="none" fo:country="none"/>
    </style:style>
    <style:style xmlns:style="urn:oasis:names:tc:opendocument:xmlns:style:1.0" style:name="span_Paragraph1_scrSection_scrBook_scrBody" style:family="text" style:parent-style-name="Paragraph1_scrSection_scrBook_scrBody">
      <style:text-properties fo:language="none" fo:country="none"/>
    </style:style>
    <style:style xmlns:style="urn:oasis:names:tc:opendocument:xmlns:style:1.0" style:name="scrSection_scrSection_scrBook_scrBody" style:family="paragraph" style:parent-style-name="scrSection_scrBook_scrBody">
      <style:paragraph-properties fo:text-align="left"/>
    </style:style>
    <style:style xmlns:style="urn:oasis:names:tc:opendocument:xmlns:style:1.0" style:name="SectionHead_scrSection_scrSection_scrBook_scrBody" style:family="paragraph" style:parent-style-name="scrSection_scrSection_scrBook_scrBody">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weight="700" style:font-weight-complex="700" fo:font-style="normal"/>
    </style:style>
    <style:style xmlns:style="urn:oasis:names:tc:opendocument:xmlns:style:1.0" style:name="span_SectionHead_scrSection_scrSection_scrBook_scrBody" style:family="text" style:parent-style-name="SectionHead_scrSection_scrSection_scrBook_scrBody">
      <style:text-properties fo:language="none" fo:country="none"/>
    </style:style>
    <style:style xmlns:style="urn:oasis:names:tc:opendocument:xmlns:style:1.0" style:name="Paragraph_scrSection_scrSection_scrBook_scrBody" style:family="paragraph" style:parent-style-name="scrSection_scrSection_scrBook_scrBody">
      <style:paragraph-properties fo:text-indent="12pt" fo:margin-left="0pt"/>
    </style:style>
    <style:style xmlns:style="urn:oasis:names:tc:opendocument:xmlns:style:1.0" style:name="VerseNumber_Paragraph_scrSection_scrSection_scrBook_scrBody" style:family="text" style:parent-style-name="Paragraph_scrSection_scrSection_scrBook_scrBody">
      <style:paragraph-properties fo:text-indent="0pt" fo:margin-left="0pt"/>
      <style:text-properties fo:font-size="12pt" style:font-size-complex="12pt" style:text-position="super 55%" fo:language="none" fo:country="none"/>
    </style:style>
    <style:style xmlns:style="urn:oasis:names:tc:opendocument:xmlns:style:1.0" style:name="span_Paragraph_scrSection_scrSection_scrBook_scrBody" style:family="text" style:parent-style-name="Paragraph_scrSection_scrSection_scrBook_scrBody">
      <style:text-properties fo:language="none" fo:country="none"/>
    </style:style>
    <style:style xmlns:style="urn:oasis:names:tc:opendocument:xmlns:style:1.0" style:name="NoteGeneralParagraph_scrSection_scrSection_scrBook_scrBody" style:family="paragraph" style:parent-style-name="scrSection_scrSection_scrBook_scrBody">
      <style:paragraph-properties fo:text-indent="0pt" fo:margin-left="0pt"/>
      <style:text-properties text:display="prince-footnote"/>
    </style:style>
    <style:style xmlns:style="urn:oasis:names:tc:opendocument:xmlns:style:1.0" style:name="span_NoteGeneralParagraph_scrSection_scrSection_scrBook_scrBody" style:family="text" style:parent-style-name="NoteGeneralParagraph_scrSection_scrSection_scrBook_scr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div_.bn" style:family="paragraph" style:parent-style-name="none">
      <style:text-properties fo:font-family="Vrinda"/>
    </style:style>
    <style:style style:name="span_.bn" style:family="paragraph" style:parent-style-name="none">
      <style:text-properties fo:font-family="Vrinda"/>
    </style:style>
    <style:style style:name="div_.bss" style:family="paragraph" style:parent-style-name="none">
      <style:text-properties fo:font-family="Charis SIL"/>
    </style:style>
    <style:style style:name="span_.bss" style:family="paragraph" style:parent-style-name="none">
      <style:text-properties fo:font-family="Charis SIL"/>
    </style:style>
    <style:style style:name="div_.de" style:family="paragraph" style:parent-style-name="none">
      <style:text-properties fo:font-family="Charis SIL"/>
    </style:style>
    <style:style style:name="span_.de" style:family="paragraph" style:parent-style-name="none">
      <style:text-properties fo:font-family="Charis SIL"/>
    </style:style>
    <style:style style:name="div_.en" style:family="paragraph" style:parent-style-name="none">
      <style:text-properties fo:font-family="Times New Roman"/>
    </style:style>
    <style:style style:name="span_.en" style:family="paragraph" style:parent-style-name="none">
      <style:text-properties fo:font-family="Times New Roman"/>
    </style:style>
    <style:style style:name="div_.es" style:family="paragraph" style:parent-style-name="none">
      <style:text-properties fo:font-family="Times New Roman"/>
    </style:style>
    <style:style style:name="span_.es" style:family="paragraph" style:parent-style-name="none">
      <style:text-properties fo:font-family="Times New Roman"/>
    </style:style>
    <style:style style:name="div_.fa" style:family="paragraph" style:parent-style-name="none">
      <style:text-properties fo:font-family="Charis SIL"/>
    </style:style>
    <style:style style:name="span_.fa" style:family="paragraph" style:parent-style-name="none">
      <style:text-properties fo:font-family="Charis SIL"/>
    </style:style>
    <style:style style:name="div_.fr" style:family="paragraph" style:parent-style-name="none">
      <style:text-properties fo:font-family="Times New Roman"/>
    </style:style>
    <style:style style:name="span_.fr" style:family="paragraph" style:parent-style-name="none">
      <style:text-properties fo:font-family="Times New Roman"/>
    </style:style>
    <style:style style:name="div_.ggo-fonipa-x-emic" style:family="paragraph" style:parent-style-name="none">
      <style:text-properties fo:font-family="Tahoma"/>
    </style:style>
    <style:style style:name="span_.ggo-fonipa-x-emic" style:family="paragraph" style:parent-style-name="none">
      <style:text-properties fo:font-family="Tahoma"/>
    </style:style>
    <style:style style:name="div_.ggo-IN-x-aheri" style:family="paragraph" style:parent-style-name="none">
      <style:text-properties fo:font-family="Arial Unicode MS"/>
    </style:style>
    <style:style style:name="span_.ggo-IN-x-aheri" style:family="paragraph" style:parent-style-name="none">
      <style:text-properties fo:font-family="Arial Unicode MS"/>
    </style:style>
    <style:style style:name="div_.ggo-Telu-IN" style:family="paragraph" style:parent-style-name="none">
      <style:text-properties fo:font-family="Gautami"/>
    </style:style>
    <style:style style:name="span_.ggo-Telu-IN" style:family="paragraph" style:parent-style-name="none">
      <style:text-properties fo:font-family="Gautami"/>
    </style:style>
    <style:style style:name="div_.grc" style:family="paragraph" style:parent-style-name="none">
      <style:text-properties fo:font-family="Galatia SIL"/>
    </style:style>
    <style:style style:name="span_.grc" style:family="paragraph" style:parent-style-name="none">
      <style:text-properties fo:font-family="Galatia SIL"/>
    </style:style>
    <style:style style:name="div_.hbo" style:family="paragraph" style:parent-style-name="none">
      <style:text-properties fo:font-family="Ezra SIL"/>
    </style:style>
    <style:style style:name="span_.hbo" style:family="paragraph" style:parent-style-name="none">
      <style:text-properties fo:font-family="Ezra SIL"/>
    </style:style>
    <style:style style:name="div_.hi" style:family="paragraph" style:parent-style-name="none">
      <style:text-properties fo:font-family="Arial Unicode MS"/>
    </style:style>
    <style:style style:name="span_.hi" style:family="paragraph" style:parent-style-name="none">
      <style:text-properties fo:font-family="Arial Unicode MS"/>
    </style:style>
    <style:style style:name="div_.id" style:family="paragraph" style:parent-style-name="none">
      <style:text-properties fo:font-family="Times New Roman"/>
    </style:style>
    <style:style style:name="span_.id" style:family="paragraph" style:parent-style-name="none">
      <style:text-properties fo:font-family="Times New Roman"/>
    </style:style>
    <style:style style:name="div_.ko" style:family="paragraph" style:parent-style-name="none">
      <style:text-properties fo:font-family="Gulim"/>
    </style:style>
    <style:style style:name="span_.ko" style:family="paragraph" style:parent-style-name="none">
      <style:text-properties fo:font-family="Gulim"/>
    </style:style>
    <style:style style:name="div_.lv" style:family="paragraph" style:parent-style-name="none">
      <style:text-properties fo:font-family="Tahoma"/>
    </style:style>
    <style:style style:name="span_.lv" style:family="paragraph" style:parent-style-name="none">
      <style:text-properties fo:font-family="Tahoma"/>
    </style:style>
    <style:style style:name="div_.ms" style:family="paragraph" style:parent-style-name="none">
      <style:text-properties fo:font-family="Charis SIL"/>
    </style:style>
    <style:style style:name="span_.ms" style:family="paragraph" style:parent-style-name="none">
      <style:text-properties fo:font-family="Charis SIL"/>
    </style:style>
    <style:style style:name="div_.ne" style:family="paragraph" style:parent-style-name="none">
      <style:text-properties fo:font-family="Mangal"/>
    </style:style>
    <style:style style:name="span_.ne" style:family="paragraph" style:parent-style-name="none">
      <style:text-properties fo:font-family="Mangal"/>
    </style:style>
    <style:style style:name="div_.nko" style:family="paragraph" style:parent-style-name="none">
      <style:text-properties fo:font-family="Charis SIL"/>
    </style:style>
    <style:style style:name="span_.nko" style:family="paragraph" style:parent-style-name="none">
      <style:text-properties fo:font-family="Charis SIL"/>
    </style:style>
    <style:style style:name="div_.pt" style:family="paragraph" style:parent-style-name="none">
      <style:text-properties fo:font-family="Times New Roman"/>
    </style:style>
    <style:style style:name="span_.pt" style:family="paragraph" style:parent-style-name="none">
      <style:text-properties fo:font-family="Times New Roman"/>
    </style:style>
    <style:style style:name="div_.qaa-x-cam" style:family="paragraph" style:parent-style-name="none">
      <style:text-properties fo:font-family="Cam Cam SILDoulosL"/>
    </style:style>
    <style:style style:name="span_.qaa-x-cam" style:family="paragraph" style:parent-style-name="none">
      <style:text-properties fo:font-family="Cam Cam SILDoulosL"/>
    </style:style>
    <style:style style:name="div_.qaa-x-lel" style:family="paragraph" style:parent-style-name="none">
      <style:text-properties fo:font-family="Times New Roman"/>
    </style:style>
    <style:style style:name="span_.qaa-x-lel" style:family="paragraph" style:parent-style-name="none">
      <style:text-properties fo:font-family="Times New Roman"/>
    </style:style>
    <style:style style:name="div_.ru" style:family="paragraph" style:parent-style-name="none">
      <style:text-properties fo:font-family="Times New Roman"/>
    </style:style>
    <style:style style:name="span_.ru" style:family="paragraph" style:parent-style-name="none">
      <style:text-properties fo:font-family="Times New Roman"/>
    </style:style>
    <style:style style:name="div_.seh-fonipa-x-etic" style:family="paragraph" style:parent-style-name="none">
      <style:text-properties fo:font-family="Doulos SIL"/>
    </style:style>
    <style:style style:name="span_.seh-fonipa-x-etic" style:family="paragraph" style:parent-style-name="none">
      <style:text-properties fo:font-family="Doulos SIL"/>
    </style:style>
    <style:style style:name="div_.seh" style:family="paragraph" style:parent-style-name="none">
      <style:text-properties fo:font-family="Doulos SIL"/>
    </style:style>
    <style:style style:name="span_.seh" style:family="paragraph" style:parent-style-name="none">
      <style:text-properties fo:font-family="Doulos SIL"/>
    </style:style>
    <style:style style:name="div_.te" style:family="paragraph" style:parent-style-name="none">
      <style:text-properties fo:font-family="Gautami"/>
    </style:style>
    <style:style style:name="span_.te" style:family="paragraph" style:parent-style-name="none">
      <style:text-properties fo:font-family="Gautami"/>
    </style:style>
    <style:style style:name="div_.th" style:family="paragraph" style:parent-style-name="none">
      <style:text-properties fo:font-family="Angsana New"/>
    </style:style>
    <style:style style:name="span_.th" style:family="paragraph" style:parent-style-name="none">
      <style:text-properties fo:font-family="Angsana New"/>
    </style:style>
    <style:style style:name="div_.tr" style:family="paragraph" style:parent-style-name="none">
      <style:text-properties fo:font-family="Charis SIL"/>
    </style:style>
    <style:style style:name="span_.tr" style:family="paragraph" style:parent-style-name="none">
      <style:text-properties fo:font-family="Charis SIL"/>
    </style:style>
    <style:style style:name="div_.vi" style:family="paragraph" style:parent-style-name="none">
      <style:text-properties fo:font-family="Charis SIL"/>
    </style:style>
    <style:style style:name="span_.vi" style:family="paragraph" style:parent-style-name="none">
      <style:text-properties fo:font-family="Charis SIL"/>
    </style:style>
    <style:style style:name="div_.zh-CN" style:family="paragraph" style:parent-style-name="none">
      <style:text-properties fo:font-family="SimSun"/>
    </style:style>
    <style:style style:name="span_.zh-CN" style:family="paragraph" style:parent-style-name="none">
      <style:text-properties fo:font-family="SimSun"/>
    </style:style>
    <style:style style:name="AlternateReading" style:family="paragraph" style:parent-style-name="none">
      <style:text-properties fo:font-style="italic" text:display="prince-footnote"/>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family="paragraph" style:name="ChapterNumber1" style:parent-style-name="Paragraph_scrSection_scrBook_scrBody" style:master-page-name="">
      <style:paragraph-properties>
        <style:drop-cap style:distance="0.20cm" style:length="1"/>
      </style:paragraph-properties>
    </style:style>
    <style:style xmlns:style="urn:oasis:names:tc:opendocument:xmlns:style:1.0" style:name="ChapterNumber" style:family="paragraph" style:parent-style-name="none">
      <style:paragraph-properties>
        <style:drop-cap style:distance="0.20cm" style:length="1"/>
      </style:paragraph-properties>
    </style:style>
    <style:style style:name="crossHYPHENReference..footnote-call" style:family="text" style:parent-style-name="none"/>
    <style:style style:name="Emphasis" style:family="paragraph" style:parent-style-name="none">
      <style:paragraph-properties fo:text-indent="0pt" fo:margin-left="0pt"/>
      <style:text-properties fo:font-style="italic"/>
    </style:styl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InscriptionParagraph" style:family="paragraph" style:parent-style-name="none">
      <style:paragraph-properties fo:text-indent="14.4pt" fo:margin-left="0pt"/>
    </style:style>
    <style:style style:name="IntroListItem1" style:family="paragraph" style:parent-style-name="none">
      <style:paragraph-properties fo:text-indent="-18pt" fo:margin-left="36pt"/>
    </style:style>
    <style:style style:name="IntroParagraph" style:family="paragraph" style:parent-style-name="none">
      <style:paragraph-properties fo:text-indent="14.4pt" fo:margin-left="0pt"/>
    </style:style>
    <style:style style:name="IntroSectionHead" style:family="paragraph" style:parent-style-name="none">
      <style:paragraph-properties fo:text-align="left" fo:text-indent="0pt" fo:margin-left="0pt" fo:margin-top="3pt" fo:margin-bottom="3pt"/>
      <style:text-properties fo:font-weight="700" fo:font-style="normal"/>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NoteCrossHYPHENReferenceParagraph" style:family="paragraph" style:parent-style-name="none">
      <style:paragraph-properties fo:text-indent="0pt" fo:margin-left="0pt"/>
      <style:text-properties text:display="prince-footnote"/>
    </style:style>
    <style:style style:name="NoteCrossHYPHENReferenceParagraph..footnote-call" style:family="text" style:parent-style-name="none">
      <style:text-properties fo:color="#800080" fo:font-size="100%" style:text-position="super 55%" text:display="prince-footnote"/>
    </style:style>
    <style:style style:name="NoteCrossHYPHENReferenceParagraph..footnote-marker" style:family="text" style:parent-style-name="none">
      <style:text-properties fo:font-weight="700" text:display="prince-footnote"/>
    </style:style>
    <style:style style:name="EndnoteGeneralParagraph" style:family="paragraph" style:parent-style-name="none">
      <style:paragraph-properties fo:text-indent="0pt" fo:margin-left="0pt"/>
      <style:text-properties text:display="prince-footnote"/>
    </style:style>
    <style:style style:name="NoteGeneralParagraph" style:family="paragraph" style:parent-style-name="none">
      <style:paragraph-properties fo:text-indent="0pt" fo:margin-left="0pt"/>
      <style:text-properties text:display="prince-footnote"/>
    </style:style>
    <style:style style:name="EndnoteGeneralParagraph..footnote-call" style:family="text" style:parent-style-name="none">
      <style:text-properties fo:color="#800080" text:display="prince-footnote"/>
    </style:style>
    <style:style style:name="NoteGeneralParagraph..footnote-call" style:family="text" style:parent-style-name="none">
      <style:text-properties fo:color="#800080" text:display="prince-footnote"/>
    </style:style>
    <style:style style:name="NoteTargetReference..footnote-marker" style:family="text" style:parent-style-name="none">
      <style:text-properties fo:font-weight="700"/>
    </style:style>
    <style:style style:name="Paragraph" style:family="paragraph" style:parent-style-name="none">
      <style:paragraph-properties fo:text-indent="12pt" fo:margin-left="0pt"/>
    </style:style>
    <style:style style:name="ParagraphContinuation" style:family="paragraph" style:parent-style-name="none">
      <style:paragraph-properties fo:text-indent="0pt" fo:margin-left="0pt"/>
    </style:style>
    <style:style style:name="Paragraph1" style:family="paragraph" style:parent-style-name="none">
      <style:paragraph-properties fo:margin-left="0pt"/>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ParallelPassageReference" style:family="paragraph" style:parent-style-name="none">
      <style:paragraph-properties fo:text-align="center" fo:text-indent="0pt" fo:margin-left="0pt" fo:margin-top="0pt" fo:margin-bottom="3pt" fo:keep-with-next="always"/>
      <style:text-properties fo:font-style="italic"/>
    </style:style>
    <style:style style:name="rem" style:family="paragraph" style:parent-style-name="none">
      <style:text-properties text:display="none"/>
    </style:style>
    <style:style style:name="scrBook" style:family="paragraph" style:parent-style-name="none"/>
    <style:style style:name="scrBookCode" style:family="paragraph" style:parent-style-name="none">
      <style:text-properties text:display="none"/>
    </style:style>
    <style:style style:name="scrBookName" style:family="paragraph" style:parent-style-name="none">
      <style:text-properties text:display="none"/>
    </style:styl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weight="700" fo:font-style="normal"/>
    </style:style>
    <style:style style:name="SectionHeadMajor" style:family="paragraph" style:parent-style-name="none">
      <style:paragraph-properties fo:text-align="center" fo:text-indent="0pt" fo:margin-left="0pt" fo:margin-top="8pt"/>
      <style:text-properties fo:font-weight="700" fo:font-style="normal"/>
    </style:style>
    <style:style style:name="SectionHeadMinor" style:family="paragraph" style:parent-style-name="none">
      <style:paragraph-properties fo:text-align="center" fo:text-indent="0pt" fo:margin-left="0pt" fo:margin-top="8pt"/>
      <style:text-properties fo:font-weight="700" fo:font-style="normal"/>
    </style:style>
    <style:style style:name="SeeInGlossary" style:family="paragraph" style:parent-style-name="none">
      <style:text-properties fo:color="#0000ff"/>
    </style:style>
    <style:style style:name="span" style:family="paragraph" style:parent-style-name="none"/>
    <style:style style:name="StanzaBreak" style:family="paragraph" style:parent-style-name="none">
      <style:paragraph-properties fo:text-indent="0pt" fo:margin-left="0pt"/>
    </style:style>
    <style:style style:name="TitleMain" style:family="paragraph" style:parent-style-name="none">
      <style:paragraph-properties fo:text-align="center" fo:text-indent="0pt" fo:margin-left="0pt" fo:padding-bottom="12pt" fo:border-bottom="0.5pt solid #ffffff" fo:border-top="0.5pt solid #ffffff" fo:border-left="0.5pt solid #ffffff" fo:border-right="0.5pt solid #ffffff" fo:padding-top="36pt"/>
      <style:text-properties fo:font-size="18pt" fo:font-weight="700" fo:font-style="normal"/>
    </style:style>
    <style:style style:name="TitleSecondary" style:family="paragraph" style:parent-style-name="none">
      <style:text-properties text:display="block"/>
    </style:style>
    <style:style style:name="VerseNumber" style:family="paragraph" style:parent-style-name="none">
      <style:paragraph-properties fo:text-indent="0pt" fo:margin-left="0pt"/>
      <style:text-properties fo:font-size="100%" style:text-position="super 55%"/>
    </style:style>
    <style:style style:name="VerseNumberInNote" style:family="paragraph" style:parent-style-name="none">
      <style:paragraph-properties fo:text-indent="0pt" fo:margin-left="0pt"/>
      <style:text-properties fo:font-size="100%" style:text-position="super 55%"/>
    </style:style>
    <style:style style:name="VerseNumber1" style:family="paragraph" style:parent-style-name="none">
      <style:text-properties text:display="none"/>
    </style:style>
    <style:style style:name="FrontMatter" style:family="paragraph" style:parent-style-name="none">
      <style:paragraph-properties fo:margin-left="48pt" fo:margin-right="48pt" fo:text-align="justify"/>
    </style:style>
    <style:style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float="top" fo:margin-top="0pt" fo:margin-right="3.75pt" fo:margin-bottom="3.75pt" fo:margin-left="0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span.reference..before" style:family="paragraph" style:parent-style-name="none"/>
    <style:style style:name="span.reference..after" style:family="paragraph" style:parent-style-name="none"/>
    <style:style style:name="border" style:family="paragraph" style:parent-style-name="none">
      <style:paragraph-properties fo:border-top="solid .5pt #80808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598425in" style:type="center"/>
          <style:tab-stop style:position="5.19685in" style:type="right"/>
        </style:tab-stops>
      </style:paragraph-properties>
      <style:text-properties style:font-name="Times New Roman" fo:font-weight="regular" fo:font-size="12"/>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regular" fo:font-size="12"/>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fo:font-weight="700"/>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content="string(booknamefirst) string(chapterfirst)" fo:font-weight="700"/>
    </style:style>
    <style:style style:name="PageHeaderFooter13" style:family="text">
      <style:text-properties content=""/>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
    </style:style>
    <style:style style:name="PageHeaderFooter20" style:family="text">
      <style:text-properties content="string(booknamelast) string(chapterlast)" fo:font-weight="700"/>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margin-top="32.59842pt" fo:margin-right="42.51968pt" fo:margin-bottom="32.59842pt" fo:margin-left="42.51968pt" fo:page-width="459.2126pt" fo:page-height="649.1339pt">
        <style:footnote-sep style:width="0.0071in" style:line-style="solid" style:distance-before-sep="4pt" style:distance-after-sep="4pt" style:color="#000000" style:adjustment="centre" style:rel-width="100%"/>
      </style:page-layout-properties>
      <style:header-style/>
      <style:footer-style/>
    </style:page-layout>
    <style:page-layout style:name="pm2" style:page-usage="mirrored">
      <style:page-layout-properties fo:margin-top="32.59842pt" fo:margin-right="42.51968pt" fo:margin-bottom="32.59842pt" fo:margin-left="42.51968pt" fo:page-width="459.2126pt" fo:page-height="649.1339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4" style:page-usage="mirrored">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footer>
        <text:p text:style-name="Footer"><text:tab/><text:page-number text:select-page="current">4</text:page-number></text:p>
      </style:footer>
    </style:master-page>
    <style:master-page style:name="Left_20_Page" style:display-name="Left Page" style:page-layout-name="pm4" style:next-style-name="Right_20_Page">
      <style:header>
        <text:p text:style-name="Header"><text:span text:style-name="MT1"><text:variable-get text:name="Left_Guideword_L" office:value-type="string"/></text:span></text:p>
      </style:header>
    </style:master-page>
    <style:master-page style:name="Right_20_Page" style:display-name="Right Page" style:page-layout-name="pm5" style:next-style-name="Left_20_Page">
      <style:footer>
        <text:p text:style-name="Footer"><draw:frame draw:style-name="Mfr1" draw:name="Frame1" text:anchor-type="paragraph" svg:y="31.84842pt" fo:min-width="135pt" draw:z-index="1"><draw:text-box fo:min-height="14.14pt"><text:p text:style-name="MP1"><text:span text:style-name="MT1"><text:variable-get text:name="Right_Guideword_R" office:value-type="string"/></text:span></text:p></draw:text-box></draw:frame></text:p>
      </style:footer>
      <style:header>
        <text:p text:style-name="Header"><text:span text:style-name="MT1"><text:tab/><text:tab/><text:span text:style-name="MT1"><text:variable-get text:name="Left_Guideword_L" office:value-type="string"/></text:span></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James</meta:initial-creator>
    <meta:creation-date>2012-02-01T11:06:46</meta:creation-date>
    <dc:creator>James</dc:creator>
    <dc:date>2012-02-01T11:06:46</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0.4.1875</meta:user-defined>
    <meta:user-defined meta:name="Created-By">ReSharper 5.1.1727.12</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E:\NewSVN\pathway\Test\PsExport\TestFiles\Output\T9\PartFile1"
Const IsPreview = "False"
Const RunMacroFirstTime = "True"

'Changed On Dec-02-2011 for TD-2784(OpenOffice - Table of Content (Create Macro for updating the TOC))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Dim CanSave as Boolean



'This procedure set the dialgue to correct Update References 
Sub StartDontForget

	TurnOffNonPrintingCharacters() 
	
	AlingOverlappingImages()
	
	UpdateTOC()
	
	If CanSave Then
		oDoc = ThisComponent 
		oDoc.store() 
	End If
	
	If Lcase(OutputFormat) &lt;&gt; "odt" And Len(Trim(OutputFormat)) &gt; 0 Then
		ExportToDOC_PDF
	End IF

End Sub

'Update the Table of Content
Sub UpdateTOC
On Error GoTo MyError:
   oDoc = ThisComponent
   oDoc.refresh() 
   oIndexes = oDoc.getDocumentIndexes() 
   oIndex = oIndexes.getByName("Table of Contents1") 
   oIndex.update() 
   'oDoc.store() 
Exit Sub
MyError:

End Sub

Function GetBookCodeName2()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CanSave = True
			End If
		End If
  Next    
End Sub

'This procedure set the dialgue to correct Update References 
Sub StartDontForget2482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ReferenceFormat = "Genesis 1-2" Or ReferenceFormat = "Gen 1-2" Then
					If strPrevStartChapter &lt;&gt; strStartChapter Then
						If strStartVerse &lt;&gt; 1 Then
							strFirstReference = strFirstReference &amp; strPrevStartChapter &amp; "-"
						End If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ReferenceFormat = "Genesis 1-2" Or ReferenceFormat = "Gen 1-2" Then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page = oVC.getPage 
		FirstChapterNumber(strStartChapter)
		page = oVC.getPage 
		strEndChapter = strStartChapter 
		strPrevStartChapter =  strStartChapter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Exit Sub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ub FirstChapterNumber(strChapterNumber)
Dim oPortion
	oTextElementEnum = ThisComponent.getText().createEnumeration() 
 	While oTextElementEnum.hasMoreElements() 
 		oTextElement = oTextElementEnum.nextElement
    	If oTextElement.supportsService("com.sun.star.text.Paragraph") then
    	    If Mid(Lcase(oTextElement.ParaStyleName),1,13) = "chapternumber" Then'titlemain_scrbook
    	    	strChapterNumber = GetFirstChapterNumber(Trim(oTextElement.String))	
    	    	Exit Sub 	
    		End If
    	End If
    Wend	
End Sub

Function GetFirstChapterNumber(ParaString)
dim myList
	If Len(ParaString) &gt; 0 Then
		myList = split(Trim(ParaString)," ")
		GetFirstChapterNumber = myList(0)
	End If
End Function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7) = Left(LastParagraph(PageNo),7)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xit Function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msgbox Last.String
	'Last.gotoStartOfSentence(false)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